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2.3161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2.0756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1.6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6600"/>
      <style:text-properties fo:color="#000000"/>
    </style:style>
    <style:style style:name="ce5" style:family="table-cell" style:parent-style-name="Default" style:data-style-name="N100">
      <style:table-cell-properties fo:background-color="#ffd320"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 style:data-style-name="N100">
      <style:table-cell-properties fo:background-color="#b80047"/>
      <style:text-properties fo:color="#ffffff"/>
    </style:style>
    <style:style style:name="ce7" style:family="table-cell" style:parent-style-name="Default" style:data-style-name="N100">
      <style:table-cell-properties fo:background-color="#000080"/>
      <style:text-properties fo:color="#ffffff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ff0000"/>
      <style:text-properties fo:color="#ffffff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d320" style:text-align-source="fix" style:repeat-content="false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ext-properties style:font-name-asian="Microsoft YaHei" style:language-asian="zh" style:country-asian="CN" style:font-name-complex="Mangal" style:language-complex="hi" style:country-complex="IN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-2</text:p>
          </table:table-cell>
          <table:table-cell office:value-type="string">
            <text:p>Ant - Giant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3-4</text:p>
          </table:table-cell>
          <table:table-cell office:value-type="string">
            <text:p>Badger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5-14</text:p>
          </table:table-cell>
          <table:table-cell table:style-name="ce13" office:value-type="string">
            <text:p>Beetle - Giant - Fire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5</text:p>
          </table:table-cell>
          <table:table-cell office:value-type="string">
            <text:p>Demon - Manes (Sub Demon)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6-17</text:p>
          </table:table-cell>
          <table:table-cell office:value-type="string">
            <text:p>Dwarf</text:p>
          </table:table-cell>
          <table:table-cell office:value-type="string">
            <text:p>4-1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8</text:p>
          </table:table-cell>
          <table:table-cell office:value-type="string">
            <text:p>Ear Seeker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9</text:p>
          </table:table-cell>
          <table:table-cell office:value-type="string">
            <text:p>Elf</text:p>
          </table:table-cell>
          <table:table-cell office:value-type="string">
            <text:p>3-11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0-21</text:p>
          </table:table-cell>
          <table:table-cell office:value-type="string">
            <text:p>Gnome</text:p>
          </table:table-cell>
          <table:table-cell office:value-type="string">
            <text:p>5-1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2-26</text:p>
          </table:table-cell>
          <table:table-cell table:style-name="Default" office:value-type="string">
            <text:p>Goblin</text:p>
          </table:table-cell>
          <table:table-cell office:value-type="string">
            <text:p>6-1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7-28</text:p>
          </table:table-cell>
          <table:table-cell office:value-type="string">
            <text:p>Halfling</text:p>
          </table:table-cell>
          <table:table-cell office:value-type="string">
            <text:p>9-16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9-33</text:p>
          </table:table-cell>
          <table:table-cell office:value-type="string">
            <text:p>Hobgoblin</text:p>
          </table:table-cell>
          <table:table-cell office:value-type="string">
            <text:p>2-8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table:style-name="Default" office:value-type="string">
            <text:p>34-48</text:p>
          </table:table-cell>
          <table:table-cell office:value-type="string">
            <text:p>Human</text:p>
          </table:table-cell>
          <table:table-cell office:value-type="string">
            <text:p>0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49-54</text:p>
          </table:table-cell>
          <table:table-cell office:value-type="string">
            <text:p>Kobold</text:p>
          </table:table-cell>
          <table:table-cell office:value-type="string">
            <text:p>6-18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55-66</text:p>
          </table:table-cell>
          <table:table-cell office:value-type="string">
            <text:p>Orc</text:p>
          </table:table-cell>
          <table:table-cell office:value-type="string">
            <text:p>7-1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67-70</text:p>
          </table:table-cell>
          <table:table-cell office:value-type="string">
            <text:p>Piercer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71-83</text:p>
          </table:table-cell>
          <table:table-cell office:value-type="string">
            <text:p>Rat – Giant</text:p>
          </table:table-cell>
          <table:table-cell office:value-type="string">
            <text:p>5-20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84-85</text:p>
          </table:table-cell>
          <table:table-cell office:value-type="string">
            <text:p>Rot grub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86-96</text:p>
          </table:table-cell>
          <table:table-cell office:value-type="string">
            <text:p>Shrieker</text:p>
          </table:table-cell>
          <table:table-cell office:value-type="string">
            <text:p>1-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97-98</text:p>
          </table:table-cell>
          <table:table-cell office:value-type="string">
            <text:p>Skeleton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99-100</text:p>
          </table:table-cell>
          <table:table-cell office:value-type="string">
            <text:p>Zombie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1-25</text:p>
          </table:table-cell>
          <table:table-cell table:style-name="ce10" office:value-type="string">
            <text:p>Human - Bandit/Brigand</text:p>
          </table:table-cell>
          <table:table-cell table:style-name="ce2" office:value-type="string">
            <text:p>5-1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26-30</text:p>
          </table:table-cell>
          <table:table-cell table:style-name="ce10" office:value-type="string">
            <text:p>Human - Berserker</text:p>
          </table:table-cell>
          <table:table-cell table:style-name="ce2" office:value-type="string">
            <text:p>3-9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31-45</text:p>
          </table:table-cell>
          <table:table-cell table:style-name="ce10" office:value-type="string">
            <text:p>Human - Bandit/Brigand</text:p>
          </table:table-cell>
          <table:table-cell table:style-name="ce2" office:value-type="string">
            <text:p>5-1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46-100</text:p>
          </table:table-cell>
          <table:table-cell table:style-name="ce10" office:value-type="string">
            <text:p>CHARACTER SUBTABLE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# Table</text:p>
          </table:table-cell>
          <table:table-cell table:style-name="ce5" office:value-type="string">
            <text:p>Level</text:p>
          </table:table-cell>
          <table:table-cell table:style-name="ce5" office:value-type="string">
            <text:p>Table Name</text:p>
          </table:table-cell>
          <table:table-cell table:style-name="ce11" office:value-type="string">
            <text:p>Dice</text:p>
          </table:table-cell>
          <table:table-cell table:style-name="ce5" office:value-type="string">
            <text:p>Creature</text:p>
          </table:table-cell>
          <table:table-cell table:style-name="ce5" office:value-type="string">
            <text:p>Numbers</text:p>
          </table:table-cell>
          <table:table-cell table:style-name="ce5" office:value-type="string">
            <text:p>Data</text:p>
          </table:table-cell>
          <table:table-cell table:style-name="ce15"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1-17</text:p>
          </table:table-cell>
          <table:table-cell table:style-name="ce10" office:value-type="string">
            <text:p>Cleric</text:p>
          </table:table-cell>
          <table:table-cell table:style-name="ce2" office:value-type="string">
            <text:p>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18-20</text:p>
          </table:table-cell>
          <table:table-cell table:style-name="ce10" office:value-type="string">
            <text:p>Druid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21-60</text:p>
          </table:table-cell>
          <table:table-cell table:style-name="ce10" office:value-type="string">
            <text:p>Fighter</text:p>
          </table:table-cell>
          <table:table-cell table:style-name="ce2" office:value-type="string">
            <text:p>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61-62</text:p>
          </table:table-cell>
          <table:table-cell table:style-name="ce10" office:value-type="string">
            <text:p>Paladi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63-65</text:p>
          </table:table-cell>
          <table:table-cell table:style-name="ce10" office:value-type="string">
            <text:p>Ranger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66-86</text:p>
          </table:table-cell>
          <table:table-cell table:style-name="ce10" office:value-type="string">
            <text:p>Magic-Use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87-88</text:p>
          </table:table-cell>
          <table:table-cell table:style-name="ce10" office:value-type="string">
            <text:p>Illusionist</text:p>
          </table:table-cell>
          <table:table-cell table:style-name="ce2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89-98</text:p>
          </table:table-cell>
          <table:table-cell table:style-name="ce10" office:value-type="string">
            <text:p>Thief</text:p>
          </table:table-cell>
          <table:table-cell table:style-name="ce2" office:value-type="string">
            <text:p>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99</text:p>
          </table:table-cell>
          <table:table-cell table:style-name="ce10" office:value-type="string">
            <text:p>Assassi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Monk</text:p>
          </table:table-cell>
          <table:table-cell table:style-name="ce2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1-1</text:p>
          </table:table-cell>
          <table:table-cell office:value-type="string">
            <text:p>Badger - Gian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2-16</text:p>
          </table:table-cell>
          <table:table-cell office:value-type="string">
            <text:p>Centipede - Giant</text:p>
          </table:table-cell>
          <table:table-cell office:value-type="string">
            <text:p>3-1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17-27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28-29</text:p>
          </table:table-cell>
          <table:table-cell office:value-type="string">
            <text:p>Devil - Lemure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30-31</text:p>
          </table:table-cell>
          <table:table-cell office:value-type="string">
            <text:p>Gas Spo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32-38</text:p>
          </table:table-cell>
          <table:table-cell office:value-type="string">
            <text:p>Gnoll</text:p>
          </table:table-cell>
          <table:table-cell office:value-type="string">
            <text:p>4-1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39-46</text:p>
          </table:table-cell>
          <table:table-cell office:value-type="string">
            <text:p>Piercer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47-58</text:p>
          </table:table-cell>
          <table:table-cell office:value-type="string">
            <text:p>Rat - Giant</text:p>
          </table:table-cell>
          <table:table-cell office:value-type="string">
            <text:p>6-2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59-60</text:p>
          </table:table-cell>
          <table:table-cell office:value-type="string">
            <text:p>Rot grub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61-72</text:p>
          </table:table-cell>
          <table:table-cell office:value-type="string">
            <text:p>Shrieke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73-77</text:p>
          </table:table-cell>
          <table:table-cell office:value-type="string">
            <text:p>Stirge</text:p>
          </table:table-cell>
          <table:table-cell office:value-type="string">
            <text:p>5-1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78-87</text:p>
          </table:table-cell>
          <table:table-cell office:value-type="string">
            <text:p>Toad - Gian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88-100</text:p>
          </table:table-cell>
          <table:table-cell office:value-type="string">
            <text:p>Troglodyte</text:p>
          </table:table-cell>
          <table:table-cell office:value-type="string">
            <text:p>2-8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MONSTER LEVEL III</text:p>
          </table:table-cell>
          <table:table-cell office:value-type="string">
            <text:p>1-10</text:p>
          </table:table-cell>
          <table:table-cell office:value-type="string">
            <text:p>Beetle - Giant - Boring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11-20</text:p>
          </table:table-cell>
          <table:table-cell office:value-type="string">
            <text:p>Bugbear</text:p>
          </table:table-cell>
          <table:table-cell office:value-type="string">
            <text:p>2-7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21-30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31-32</text:p>
          </table:table-cell>
          <table:table-cell office:value-type="string">
            <text:p>DRAGON SUBTABLE I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33-34</text:p>
          </table:table-cell>
          <table:table-cell office:value-type="string">
            <text:p>Fungi - Violet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35-40</text:p>
          </table:table-cell>
          <table:table-cell office:value-type="string">
            <text:p>Gelatinous Cub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41-45</text:p>
          </table:table-cell>
          <table:table-cell office:value-type="string">
            <text:p>Ghoul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46-50</text:p>
          </table:table-cell>
          <table:table-cell office:value-type="string">
            <text:p>Lizard – Giant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51-54</text:p>
          </table:table-cell>
          <table:table-cell office:value-type="string">
            <text:p>Lycanthrope – Wererat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55-60</text:p>
          </table:table-cell>
          <table:table-cell office:value-type="string">
            <text:p>Ochre Jelly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61-72</text:p>
          </table:table-cell>
          <table:table-cell office:value-type="string">
            <text:p>Ogr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3-74</text:p>
          </table:table-cell>
          <table:table-cell office:value-type="string">
            <text:p>Pierc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5-75</text:p>
          </table:table-cell>
          <table:table-cell office:value-type="string">
            <text:p>Rot grub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6-77</text:p>
          </table:table-cell>
          <table:table-cell office:value-type="string">
            <text:p>Shriek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8-84</text:p>
          </table:table-cell>
          <table:table-cell office:value-type="string">
            <text:p>Spider – Hug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85-93</text:p>
          </table:table-cell>
          <table:table-cell office:value-type="string">
            <text:p>Spider – Large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94-95</text:p>
          </table:table-cell>
          <table:table-cell office:value-type="string">
            <text:p>Tick – Giant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96-100</text:p>
          </table:table-cell>
          <table:table-cell office:value-type="string">
            <text:p>Weasel, gian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table:style-name="ce8" office:value-type="string">
            <text:p>DRAGON SUBTABLE III</text:p>
          </table:table-cell>
          <table:table-cell office:value-type="string">
            <text:p>1-28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table:style-name="ce8" office:value-type="string">
            <text:p>DRAGON SUBTABLE III</text:p>
          </table:table-cell>
          <table:table-cell office:value-type="string">
            <text:p>29-62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table:style-name="ce8" office:value-type="string">
            <text:p>DRAGON SUBTABLE III</text:p>
          </table:table-cell>
          <table:table-cell office:value-type="string">
            <text:p>63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1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1-8</text:p>
          </table:table-cell>
          <table:table-cell office:value-type="string">
            <text:p>Ape – Carnivorous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-14</text:p>
          </table:table-cell>
          <table:table-cell office:value-type="string">
            <text:p>Blink Dog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15-22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23-24</text:p>
          </table:table-cell>
          <table:table-cell office:value-type="string">
            <text:p>DRAGON SUBTABLE I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25-30</text:p>
          </table:table-cell>
          <table:table-cell office:value-type="string">
            <text:p>Gargoyl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31-36</text:p>
          </table:table-cell>
          <table:table-cell office:value-type="string">
            <text:p>Ghas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37-40</text:p>
          </table:table-cell>
          <table:table-cell office:value-type="string">
            <text:p>Gray Ooz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1-44</text:p>
          </table:table-cell>
          <table:table-cell office:value-type="string">
            <text:p>Hellhound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5-47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8-48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9-62</text:p>
          </table:table-cell>
          <table:table-cell office:value-type="string">
            <text:p>Lycanthrope, werewolf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63-75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76-78</text:p>
          </table:table-cell>
          <table:table-cell office:value-type="string">
            <text:p>Owlbea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79-79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80-82</text:p>
          </table:table-cell>
          <table:table-cell office:value-type="string">
            <text:p>Shadow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83-90</text:p>
          </table:table-cell>
          <table:table-cell office:value-type="string">
            <text:p>Snake, giant, constricto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1-94</text:p>
          </table:table-cell>
          <table:table-cell office:value-type="string">
            <text:p>Su-monst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5-96</text:p>
          </table:table-cell>
          <table:table-cell office:value-type="string">
            <text:p>Toad, ic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7-100</text:p>
          </table:table-cell>
          <table:table-cell office:value-type="string">
            <text:p>Toad, poisonous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1-9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2-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10-20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21-30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2-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31-37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38-50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51-54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55-70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71-80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81-88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89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2-3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1-8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9-15</text:p>
          </table:table-cell>
          <table:table-cell office:value-type="string">
            <text:p>Cockatric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16-18</text:p>
          </table:table-cell>
          <table:table-cell office:value-type="string">
            <text:p>Displacer beas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19-22</text:p>
          </table:table-cell>
          <table:table-cell office:value-type="string">
            <text:p>Dopplegange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3-24</text:p>
          </table:table-cell>
          <table:table-cell office:value-type="string">
            <text:p>DRAGON SUBTABLE 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5-26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7-27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8-28</text:p>
          </table:table-cell>
          <table:table-cell office:value-type="string">
            <text:p>Imp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9-31</text:p>
          </table:table-cell>
          <table:table-cell office:value-type="string">
            <text:p>Leucrotta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32-50</text:p>
          </table:table-cell>
          <table:table-cell office:value-type="string">
            <text:p>Lizard, subterranean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51-52</text:p>
          </table:table-cell>
          <table:table-cell office:value-type="string">
            <text:p>Lycanthrope, wereboa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53-60</text:p>
          </table:table-cell>
          <table:table-cell office:value-type="string">
            <text:p>Minotau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1-64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5-65</text:p>
          </table:table-cell>
          <table:table-cell office:value-type="string">
            <text:p>Quasi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6-67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8-70</text:p>
          </table:table-cell>
          <table:table-cell office:value-type="string">
            <text:p>Shriek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71-72</text:p>
          </table:table-cell>
          <table:table-cell office:value-type="string">
            <text:p>Slithering track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73-74</text:p>
          </table:table-cell>
          <table:table-cell office:value-type="string">
            <text:p>Snake, giant, amphisboen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75-82</text:p>
          </table:table-cell>
          <table:table-cell office:value-type="string">
            <text:p>Snake, giant, poisonous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83-86</text:p>
          </table:table-cell>
          <table:table-cell office:value-type="string">
            <text:p>Snake, giant, spitting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87-100</text:p>
          </table:table-cell>
          <table:table-cell office:value-type="string">
            <text:p>Spider, gian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1-8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4-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9-20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21-30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4-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31-37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38-50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51-54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55-70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71-80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81-88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89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4-5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-3</text:p>
          </table:table-cell>
          <table:table-cell office:value-type="string">
            <text:p>Basilisk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4-10</text:p>
          </table:table-cell>
          <table:table-cell office:value-type="string">
            <text:p>Carrion crawl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1-16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7-17</text:p>
          </table:table-cell>
          <table:table-cell office:value-type="string">
            <text:p>Devil, erinyes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8-19</text:p>
          </table:table-cell>
          <table:table-cell office:value-type="string">
            <text:p>Djinn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0-21</text:p>
          </table:table-cell>
          <table:table-cell office:value-type="string">
            <text:p>DRAGON SUBTABLE V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2-25</text:p>
          </table:table-cell>
          <table:table-cell office:value-type="string">
            <text:p>Green slim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6-28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9-32</text:p>
          </table:table-cell>
          <table:table-cell office:value-type="string">
            <text:p>Jackalwe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3-36</text:p>
          </table:table-cell>
          <table:table-cell office:value-type="string">
            <text:p>Lammasu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7-38</text:p>
          </table:table-cell>
          <table:table-cell office:value-type="string">
            <text:p>Lycanthrope, werebea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9-41</text:p>
          </table:table-cell>
          <table:table-cell office:value-type="string">
            <text:p>Lycanthrope, weretig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42-50</text:p>
          </table:table-cell>
          <table:table-cell office:value-type="string">
            <text:p>Mantico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1-55</text:p>
          </table:table-cell>
          <table:table-cell office:value-type="string">
            <text:p>Medus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6-56</text:p>
          </table:table-cell>
          <table:table-cell office:value-type="string">
            <text:p>Mold, brow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7-58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9-60</text:p>
          </table:table-cell>
          <table:table-cell office:value-type="string">
            <text:p>Ogre magi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61-68</text:p>
          </table:table-cell>
          <table:table-cell office:value-type="string">
            <text:p>Otyug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1-8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9-19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20-29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30-36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37-48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49-52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53-65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66-78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79-87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88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-5</text:p>
          </table:table-cell>
          <table:table-cell office:value-type="string">
            <text:p>Black pudding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-10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1-14</text:p>
          </table:table-cell>
          <table:table-cell office:value-type="string">
            <text:p>Chimera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5</text:p>
          </table:table-cell>
          <table:table-cell office:value-type="string">
            <text:p>Demon, succubus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6</text:p>
          </table:table-cell>
          <table:table-cell office:value-type="string">
            <text:p>Demon, type 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7</text:p>
          </table:table-cell>
          <table:table-cell office:value-type="string">
            <text:p>Demon, type 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8</text:p>
          </table:table-cell>
          <table:table-cell office:value-type="string">
            <text:p>Demon, type I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9</text:p>
          </table:table-cell>
          <table:table-cell office:value-type="string">
            <text:p>Devil, barbed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0</text:p>
          </table:table-cell>
          <table:table-cell office:value-type="string">
            <text:p>Devil, ban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1</text:p>
          </table:table-cell>
          <table:table-cell office:value-type="string">
            <text:p>Devil, horned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2-23</text:p>
          </table:table-cell>
          <table:table-cell office:value-type="string">
            <text:p>DRAGON SUBTABLE V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4</text:p>
          </table:table-cell>
          <table:table-cell office:value-type="string">
            <text:p>Efreet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5-26</text:p>
          </table:table-cell>
          <table:table-cell office:value-type="string">
            <text:p>ELEMENTAL SUBTABLE V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7-30</text:p>
          </table:table-cell>
          <table:table-cell office:value-type="string">
            <text:p>Ettin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31-33</text:p>
          </table:table-cell>
          <table:table-cell office:value-type="string">
            <text:p>Giant, hill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string">
            <text:p>34-35</text:p>
          </table:table-cell>
          <table:table-cell table:style-name="Default" office:value-type="string">
            <text:p>Giant, ston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36-37</text:p>
          </table:table-cell>
          <table:table-cell office:value-type="string">
            <text:p>Giant, fi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float" office:value="38">
            <text:p>38</text:p>
          </table:table-cell>
          <table:table-cell table:style-name="Default" office:value-type="string">
            <text:p>Giant, fros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39</text:p>
          </table:table-cell>
          <table:table-cell office:value-type="string">
            <text:p>Golem, fles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0-41</text:p>
          </table:table-cell>
          <table:table-cell office:value-type="string">
            <text:p>Gorg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2-43</text:p>
          </table:table-cell>
          <table:table-cell office:value-type="string">
            <text:p>Groaning spiri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4-46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7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8-49</text:p>
          </table:table-cell>
          <table:table-cell office:value-type="string">
            <text:p>Intellect devour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0</text:p>
          </table:table-cell>
          <table:table-cell office:value-type="string">
            <text:p>Invisible stalk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1-52</text:p>
          </table:table-cell>
          <table:table-cell office:value-type="string">
            <text:p>Lamia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3-56</text:p>
          </table:table-cell>
          <table:table-cell office:value-type="string">
            <text:p>Lizard, fir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7-59</text:p>
          </table:table-cell>
          <table:table-cell office:value-type="string">
            <text:p>Lurker abov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0</text:p>
          </table:table-cell>
          <table:table-cell office:value-type="string">
            <text:p>Mezzodaem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1-63</text:p>
          </table:table-cell>
          <table:table-cell office:value-type="string">
            <text:p>Mimic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4-65</text:p>
          </table:table-cell>
          <table:table-cell office:value-type="string">
            <text:p>Mind flay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6-69</text:p>
          </table:table-cell>
          <table:table-cell office:value-type="string">
            <text:p>Mummy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0</text:p>
          </table:table-cell>
          <table:table-cell office:value-type="string">
            <text:p>Naga, spiri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1-73</text:p>
          </table:table-cell>
          <table:table-cell office:value-type="string">
            <text:p>Neo-otyug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4</text:p>
          </table:table-cell>
          <table:table-cell office:value-type="string">
            <text:p>Night hag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5-78</text:p>
          </table:table-cell>
          <table:table-cell office:value-type="string">
            <text:p>Rop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9-82</text:p>
          </table:table-cell>
          <table:table-cell office:value-type="string">
            <text:p>Shambling mound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83-86</text:p>
          </table:table-cell>
          <table:table-cell office:value-type="string">
            <text:p>Shedu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87</text:p>
          </table:table-cell>
          <table:table-cell office:value-type="string">
            <text:p>Slug, gian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88-91</text:p>
          </table:table-cell>
          <table:table-cell office:value-type="string">
            <text:p>Spect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92-93</text:p>
          </table:table-cell>
          <table:table-cell office:value-type="string">
            <text:p>Trapp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94-95</text:p>
          </table:table-cell>
          <table:table-cell office:value-type="string">
            <text:p>Umber hulk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string">
            <text:p>96-97</text:p>
          </table:table-cell>
          <table:table-cell table:style-name="Default" office:value-type="string">
            <text:p>Will-o-wisp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string">
            <text:p>98-100</text:p>
          </table:table-cell>
          <table:table-cell table:style-name="Default" office:value-type="string">
            <text:p>Xorn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1-10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11-21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22-29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30-36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37-48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49-52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53-66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67-80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81-87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88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Dice</text:p>
          </table:table-cell>
          <table:table-cell table:style-name="ce7" office:value-type="string">
            <text:p>Creature</text:p>
          </table:table-cell>
          <table:table-cell table:style-name="ce7" office:value-type="string">
            <text:p>Numbers</text:p>
          </table:table-cell>
          <table:table-cell table:style-name="ce7" office:value-type="string">
            <text:p>Data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1-24</text:p>
          </table:table-cell>
          <table:table-cell office:value-type="string">
            <text:p>Elemental - Air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25-49</text:p>
          </table:table-cell>
          <table:table-cell office:value-type="string">
            <text:p>Elemental - Earth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50-74</text:p>
          </table:table-cell>
          <table:table-cell office:value-type="string">
            <text:p>Elemental - Fire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75-100</text:p>
          </table:table-cell>
          <table:table-cell office:value-type="string">
            <text:p>Elemental - Water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1-1</text:p>
          </table:table-cell>
          <table:table-cell office:value-type="string">
            <text:p>Aerial servan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2-6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7-7</text:p>
          </table:table-cell>
          <table:table-cell office:value-type="string">
            <text:p>Demon, type I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8-8</text:p>
          </table:table-cell>
          <table:table-cell office:value-type="string">
            <text:p>Demon, type 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9-9</text:p>
          </table:table-cell>
          <table:table-cell office:value-type="string">
            <text:p>Demon, type V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0-10</text:p>
          </table:table-cell>
          <table:table-cell office:value-type="string">
            <text:p>Devil, ic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1-12</text:p>
          </table:table-cell>
          <table:table-cell office:value-type="string">
            <text:p>DRAGON SUBTABLE VI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3-17</text:p>
          </table:table-cell>
          <table:table-cell office:value-type="string">
            <text:p>Ghos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8-21</text:p>
          </table:table-cell>
          <table:table-cell office:value-type="string">
            <text:p>Giant, cloud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2-23</text:p>
          </table:table-cell>
          <table:table-cell office:value-type="string">
            <text:p>Golem, clay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4-26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7-27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8-29</text:p>
          </table:table-cell>
          <table:table-cell office:value-type="string">
            <text:p>Intellect devour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30-35</text:p>
          </table:table-cell>
          <table:table-cell office:value-type="string">
            <text:p>Lurker abov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36-41</text:p>
          </table:table-cell>
          <table:table-cell office:value-type="string">
            <text:p>Mold, brow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2-43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4-47</text:p>
          </table:table-cell>
          <table:table-cell office:value-type="string">
            <text:p>Mind flayer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8-50</text:p>
          </table:table-cell>
          <table:table-cell office:value-type="string">
            <text:p>Naga, guardian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51-56</text:p>
          </table:table-cell>
          <table:table-cell office:value-type="string">
            <text:p>Neo-otyug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57-64</text:p>
          </table:table-cell>
          <table:table-cell office:value-type="string">
            <text:p>Purple worm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65-69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0-73</text:p>
          </table:table-cell>
          <table:table-cell office:value-type="string">
            <text:p>Slug, gian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4-78</text:p>
          </table:table-cell>
          <table:table-cell office:value-type="string">
            <text:p>Trapp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9-86</text:p>
          </table:table-cell>
          <table:table-cell office:value-type="string">
            <text:p>Vampi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87-92</text:p>
          </table:table-cell>
          <table:table-cell office:value-type="string">
            <text:p>Will-o-wisp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93-100</text:p>
          </table:table-cell>
          <table:table-cell office:value-type="string">
            <text:p>Xorn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1-13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14-24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25-31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32-35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36-43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44-47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48-62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63-78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79-82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83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-9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0-12</text:p>
          </table:table-cell>
          <table:table-cell office:value-type="string">
            <text:p>Devil, pit fiend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3-15</text:p>
          </table:table-cell>
          <table:table-cell office:value-type="string">
            <text:p>DRAGON SUBTABLE IX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6-21</text:p>
          </table:table-cell>
          <table:table-cell office:value-type="string">
            <text:p>Giant, storm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22-23</text:p>
          </table:table-cell>
          <table:table-cell office:value-type="string">
            <text:p>Golem, ston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24-30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31-33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34-40</text:p>
          </table:table-cell>
          <table:table-cell office:value-type="string">
            <text:p>Mold, brow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41-50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51-52</text:p>
          </table:table-cell>
          <table:table-cell office:value-type="string">
            <text:p>Nycadaem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53-64</text:p>
          </table:table-cell>
          <table:table-cell office:value-type="string">
            <text:p>Purple worm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65-67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68-69</text:p>
          </table:table-cell>
          <table:table-cell office:value-type="string">
            <text:p>Titan, less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70-73</text:p>
          </table:table-cell>
          <table:table-cell office:value-type="string">
            <text:p>Titan, mino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74-80</text:p>
          </table:table-cell>
          <table:table-cell office:value-type="string">
            <text:p>Umber hulk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81-83</text:p>
          </table:table-cell>
          <table:table-cell office:value-type="string">
            <text:p>Vampi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84-93</text:p>
          </table:table-cell>
          <table:table-cell office:value-type="string">
            <text:p>Will-o-wisp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94-100</text:p>
          </table:table-cell>
          <table:table-cell office:value-type="string">
            <text:p>Xorn</text:p>
          </table:table-cell>
          <table:table-cell office:value-type="string">
            <text:p>2-9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1-10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11-22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23-31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32-34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35-42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43-46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47-62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63-78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79-82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83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1-12</text:p>
          </table:table-cell>
          <table:table-cell office:value-type="string">
            <text:p>Behold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13-20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21-28</text:p>
          </table:table-cell>
          <table:table-cell office:value-type="string">
            <text:p>DEMON PRINCE SUBTABLE X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29-30</text:p>
          </table:table-cell>
          <table:table-cell office:value-type="string">
            <text:p>ARCHDEVIL SUBTABLE X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31-40</text:p>
          </table:table-cell>
          <table:table-cell office:value-type="string">
            <text:p>DRAGON SUBTABLE X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41-50</text:p>
          </table:table-cell>
          <table:table-cell office:value-type="string">
            <text:p>Golem, ir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51-60</text:p>
          </table:table-cell>
          <table:table-cell office:value-type="string">
            <text:p>Lic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61-70</text:p>
          </table:table-cell>
          <table:table-cell office:value-type="string">
            <text:p>Titan, eld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71-80</text:p>
          </table:table-cell>
          <table:table-cell office:value-type="string">
            <text:p>Vampi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81-100</text:p>
          </table:table-cell>
          <table:table-cell office:value-type="string">
            <text:p>RER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1-20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21-26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27-33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34-35</text:p>
          </table:table-cell>
          <table:table-cell office:value-type="string">
            <text:p>Dragon - Chromatic (Tiamat)</text:p>
          </table:table-cell>
          <table:table-cell office:value-type="string">
            <text:p>1 </text:p>
          </table:table-cell>
          <table:table-cell table:style-name="ce2" office:value-type="string">
            <text:p>Tiama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36-40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41-60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61-63</text:p>
          </table:table-cell>
          <table:table-cell office:value-type="string">
            <text:p>Dragon - Platinum (Bahamut)</text:p>
          </table:table-cell>
          <table:table-cell office:value-type="string">
            <text:p>1 </text:p>
          </table:table-cell>
          <table:table-cell table:style-name="ce2" office:value-type="string">
            <text:p>Bahamu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64-94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95-100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9" office:value-type="string">
            <text:p>Level</text:p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Dice</text:p>
          </table:table-cell>
          <table:table-cell table:style-name="ce9" office:value-type="string">
            <text:p>Creature</text:p>
          </table:table-cell>
          <table:table-cell table:style-name="ce9" office:value-type="string">
            <text:p>Numbers</text:p>
          </table:table-cell>
          <table:table-cell table:style-name="ce9" office:value-type="string">
            <text:p>Dat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1-24</text:p>
          </table:table-cell>
          <table:table-cell office:value-type="string">
            <text:p>Demon - Demogorgon (Prince of Demons)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25-49</text:p>
          </table:table-cell>
          <table:table-cell office:value-type="string">
            <text:p>Demon - Juiblex (The Faceless Lord)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50-74</text:p>
          </table:table-cell>
          <table:table-cell office:value-type="string">
            <text:p>Demon - Orcus (Prince of the Undead)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float" office:value="10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75-100</text:p>
          </table:table-cell>
          <table:table-cell office:value-type="string">
            <text:p>Demon - Yeenoghu (Demon Lord of Gnolls)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9" office:value-type="string">
            <text:p>Level</text:p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Dice</text:p>
          </table:table-cell>
          <table:table-cell table:style-name="ce9" office:value-type="string">
            <text:p>Creature</text:p>
          </table:table-cell>
          <table:table-cell table:style-name="ce9" office:value-type="string">
            <text:p>Numbers</text:p>
          </table:table-cell>
          <table:table-cell table:style-name="ce9" office:value-type="string">
            <text:p>Dat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1-24</text:p>
          </table:table-cell>
          <table:table-cell office:value-type="string">
            <text:p>Devil - Arch-Devil - Asmondus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25-49</text:p>
          </table:table-cell>
          <table:table-cell office:value-type="string">
            <text:p>Devil - Arch-Devil - Baalzebul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50-74</text:p>
          </table:table-cell>
          <table:table-cell office:value-type="string">
            <text:p>Devil - Arch-Devil - Dispater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float" office:value="10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75-100</text:p>
          </table:table-cell>
          <table:table-cell office:value-type="string">
            <text:p>Devil - Arch-Devil - Geryon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X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6/29/2014</text:date>, <text:time>17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ary O'Dell</meta:initial-creator>
    <meta:creation-date>2014-06-26T12:48:03.58</meta:creation-date>
    <dc:date>2014-06-29T17:55:19.30</dc:date>
    <dc:creator>Keary O'Dell</dc:creator>
    <meta:editing-duration>PT11H8M52S</meta:editing-duration>
    <meta:editing-cycles>17</meta:editing-cycles>
    <meta:generator>OpenOffice/4.0.1$Win32 OpenOffice.org_project/401m5$Build-9714</meta:generator>
    <meta:document-statistic meta:table-count="3" meta:cell-count="2296" meta:object-count="0"/>
  </office:meta>
</office:document-meta>
</file>